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number-columns-repeated="254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 table:number-rows-repeated="2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 table:number-rows-repeated="2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4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4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22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 table:number-rows-repeated="2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number-columns-repeated="24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9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2"/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2"/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247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2" table:number-rows-repeated="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 table:number-rows-repeated="3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 table:number-rows-repeated="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 table:number-rows-repeated="3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 table:number-rows-repeated="4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 table:number-rows-repeated="5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 table:number-rows-repeated="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 table:number-rows-repeated="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 table:number-rows-repeated="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2" table:number-rows-repeated="65437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